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Base 10</text:p>
          </table:table-cell>
          <table:table-cell/>
          <table:table-cell office:value-type="string">
            <text:p>Base 2</text:p>
          </table:table-cell>
          <table:table-cell/>
          <table:table-cell office:value-type="string">
            <text:p>Base 8</text:p>
          </table:table-cell>
          <table:table-cell/>
          <table:table-cell office:value-type="string">
            <text:p>Base 16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  <table:table-cell office:value-type="float" office:value="1111111">
            <text:p>1111111</text:p>
          </table:table-cell>
          <table:table-cell/>
          <table:table-cell office:value-type="float" office:value="177">
            <text:p>177</text:p>
          </table:table-cell>
          <table:table-cell/>
          <table:table-cell table:style-name="ce1" office:value-type="string">
            <text:p>7F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office:value-type="float" office:value="10101">
            <text:p>10101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/>
          <table:table-cell office:value-type="float" office:value="111001">
            <text:p>111001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/>
          <table:table-cell office:value-type="float" office:value="10101011">
            <text:p>10101011</text:p>
          </table:table-cell>
          <table:table-cell/>
          <table:table-cell office:value-type="float" office:value="253">
            <text:p>253</text:p>
          </table:table-cell>
          <table:table-cell/>
          <table:table-cell table:style-name="ce1" office:value-type="string">
            <text:p>A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7">06/27/2021</text:date>, <text:time>22:5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an Moreno</meta:initial-creator>
    <meta:creation-date>2021-06-27T22:48:40.90</meta:creation-date>
    <dc:date>2021-06-27T22:58:50.32</dc:date>
    <dc:creator>Jordan Moreno</dc:creator>
    <meta:editing-duration>PT10M9S</meta:editing-duration>
    <meta:editing-cycles>1</meta:editing-cycles>
    <meta:document-statistic meta:table-count="3" meta:cell-count="20" meta:object-count="0"/>
    <meta:generator>OpenOffice/4.1.10$Win32 OpenOffice.org_project/4110m2$Build-9807</meta:generator>
  </office:meta>
</office:document-meta>
</file>